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Default"/>
          <table:table-cell table:style-name="ce2"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1</text:p>
          </table:table-cell>
          <table:table-cell table:style-name="ce7" office:value-type="string" calcext:value-type="string">
            <text:p>S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 → 3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 → 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 →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3 → 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0 → 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1 → 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 → 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3 → 5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4 → 2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5 → 7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6 → 4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7 → 0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string" calcext:value-type="string">
            <text:p>0 → 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1 → 3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string" calcext:value-type="string">
            <text:p>3 → 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4 → 6</text:p>
          </table:table-cell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6 → 1</text:p>
          </table:table-cell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4:03:59.798000000</meta:creation-date>
    <dc:date>2023-12-12T15:42:18.290000000</dc:date>
    <meta:editing-duration>PT1H38M19S</meta:editing-duration>
    <meta:editing-cycles>1</meta:editing-cycles>
    <meta:document-statistic meta:table-count="1" meta:cell-count="165" meta:object-count="0"/>
    <meta:generator>LibreOffice/7.6.2.1$Windows_X86_64 LibreOffice_project/56f7684011345957bbf33a7ee678afaf4d2ba333</meta:generator>
  </office:meta>
</office:document-meta>
</file>